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0000002BA7CFFEEA9.png" manifest:media-type="image/png"/>
  <manifest:file-entry manifest:full-path="Pictures/1000000100000400000002144647D580.png" manifest:media-type="image/png"/>
  <manifest:file-entry manifest:full-path="Pictures/100000010000040000000214543BF183.png" manifest:media-type="image/png"/>
  <manifest:file-entry manifest:full-path="Pictures/1000000100000400000002155815B9C1.png" manifest:media-type="image/png"/>
  <manifest:file-entry manifest:full-path="Pictures/10000001000004000000022D187527FB.png" manifest:media-type="image/png"/>
  <manifest:file-entry manifest:full-path="Pictures/1000000100000388000001FD1A7159FC.png" manifest:media-type="image/png"/>
  <manifest:file-entry manifest:full-path="Pictures/10000001000002C60000011448C71429.png" manifest:media-type="image/png"/>
  <manifest:file-entry manifest:full-path="Pictures/10000001000002AA00000052B302D34C.png" manifest:media-type="image/png"/>
  <manifest:file-entry manifest:full-path="Pictures/10000001000003B80000025B803006F3.png" manifest:media-type="image/png"/>
  <manifest:file-entry manifest:full-path="Pictures/1000000100000400000002152D7F90A6.png" manifest:media-type="image/png"/>
  <manifest:file-entry manifest:full-path="Pictures/1000000100000321000001DC2CBDC71B.png" manifest:media-type="image/png"/>
  <manifest:file-entry manifest:full-path="Pictures/100000000000049D000003465E23728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Noto Sans Devanagari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ow much do you know about the world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195cm" svg:height="15.749cm" svg:x="2.932cm" svg:y="0.018cm">
          <draw:image xlink:href="Pictures/100000000000049D000003465E2372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t’s have a quiz</text:p>
          </draw:text-box>
        </draw:frame>
        <draw:frame draw:style-name="gr3" draw:text-style-name="P3" draw:layer="layout" svg:width="25.805cm" svg:height="1.674cm" svg:x="1.128cm" svg:y="7.056cm">
          <draw:text-box>
            <text:p>https://datatopics.worldbank.org/world-development-indicators/stories/the-classification-of-countries-by-income.htm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1.192cm" svg:height="12.593cm" svg:x="3.573cm" svg:y="0.635cm">
          <draw:image xlink:href="Pictures/1000000100000321000001DC2CBDC71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1">https://upgrader.gapminder.org/t/sdg-world-un-goals/c/sdg-world-un-goals-main</text:span></text:p>
          </draw:text-box>
        </draw:frame>
        <draw:frame draw:style-name="gr2" draw:text-style-name="P2" draw:layer="layout" svg:width="18.044cm" svg:height="2.169cm" svg:x="5.008cm" svg:y="6.808cm">
          <draw:image xlink:href="Pictures/10000001000002AA00000052B302D3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mon misconceptions</text:p>
          </draw:text-box>
        </draw:frame>
        <draw:frame draw:style-name="gr2" draw:text-style-name="P2" draw:layer="layout" svg:width="19.003cm" svg:height="10.699cm" svg:x="3.857cm" svg:y="3.271cm">
          <draw:image xlink:href="Pictures/1000000100000388000001FD1A7159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8.784cm" svg:height="7.302cm" svg:x="4.638cm" svg:y="4.464cm">
          <draw:image xlink:href="Pictures/10000001000002C60000011448C71429.png" xlink:type="simple" xlink:show="embed" xlink:actuate="onLoad" draw:mime-type="image/png">
            <text:p/>
          </draw:image>
        </draw:frame>
        <draw:frame draw:style-name="gr4" draw:text-style-name="P3" draw:layer="layout" svg:width="9.324cm" svg:height="0.963cm" svg:x="9.091cm" svg:y="1.27cm">
          <draw:text-box>
            <text:p>https://upgrader.gapminder.org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401cm" svg:height="13.272cm" svg:x="1.27cm" svg:y="1.968cm">
          <draw:image xlink:href="Pictures/10000001000004000000022D187527FB.png" xlink:type="simple" xlink:show="embed" xlink:actuate="onLoad" draw:mime-type="image/png">
            <text:p/>
          </draw:image>
        </draw:frame>
        <draw:frame draw:style-name="gr4" draw:text-style-name="P3" draw:layer="layout" svg:width="17.973cm" svg:height="0.963cm" svg:x="5.715cm" svg:y="0.635cm">
          <draw:text-box>
            <text:p>https://www.gapminder.org/tools/#$chart-type=bubbles&amp;url=v2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484cm" svg:y="2.42cm">
          <draw:image xlink:href="Pictures/1000000100000400000002155815B9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213cm" svg:y="1.905cm">
          <draw:image xlink:href="Pictures/100000010000040000000214543BF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484cm" svg:y="1.27cm">
          <draw:image xlink:href="Pictures/1000000100000400000002144647D5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213cm" svg:y="1.27cm">
          <draw:image xlink:href="Pictures/1000000100000400000002152D7F9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689cm" svg:height="13.738cm" svg:x="3.076cm" svg:y="1.905cm">
          <draw:image xlink:href="Pictures/10000001000003B80000025B803006F3.png" xlink:type="simple" xlink:show="embed" xlink:actuate="onLoad" draw:mime-type="image/png">
            <text:p/>
          </draw:image>
        </draw:frame>
        <draw:frame draw:style-name="gr4" draw:text-style-name="P3" draw:layer="layout" svg:width="11.513cm" svg:height="0.963cm" svg:x="7.62cm" svg:y="0.942cm">
          <draw:text-box>
            <text:p>https://www.gapminder.org/dollar-street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133cm" svg:x="0.03cm" svg:y="0.837cm">
          <draw:image xlink:href="Pictures/10000001000005D0000002BA7CFFE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5:34.875875401</meta:creation-date>
    <dc:date>2024-07-09T13:51:56.313715681</dc:date>
    <meta:editing-duration>PT5M50S</meta:editing-duration>
    <meta:editing-cycles>1</meta:editing-cycles>
    <meta:document-statistic meta:object-count="83"/>
    <meta:generator>LibreOffice/24.2.4.2$Linux_X86_64 LibreOffice_project/420$Build-2</meta:generator>
  </office:meta>
</office:document-meta>
</file>